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4.616cm" svg:y="0.551cm">
            <draw:object draw:notify-on-update-of-ranges="Hoja1.A2:Hoja1.A5 Hoja1.B2:Hoja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477cm" svg:y="1.003cm">
            <draw:object draw:notify-on-update-of-ranges="Hoja1.K3:Hoja1.K6 Hoja1.L3:Hoja1.L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few</text:p>
          </table:table-cell>
          <table:table-cell office:value-type="string" calcext:value-type="string">
            <text:p>w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w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w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Pytho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ython / Django</text:p>
          </table:table-cell>
        </table:table-row>
        <table:table-row table:style-name="ro1">
          <table:table-cell office:value-type="string" calcext:value-type="string">
            <text:p>we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Ruby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wef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office:value-type="string" calcext:value-type="string">
            <text:p>Javascript 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TML&amp;CS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niciativ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uriosida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ganizació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00:44:28.5713684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00:10:09.284482122</meta:creation-date>
    <dc:date>2015-03-27T01:02:47.323131903</dc:date>
    <meta:editing-duration>PT39M4S</meta:editing-duration>
    <meta:editing-cycles>3</meta:editing-cycles>
    <meta:generator>LibreOffice/4.2.7.2$Linux_x86 LibreOffice_project/420m0$Build-2</meta:generator>
    <meta:document-statistic meta:table-count="1" meta:cell-count="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4.715cm" svg:y="3.454cm" style:legend-expansion="high" chart:style-name="ch2"/>
        <chart:plot-area chart:style-name="ch3" table:cell-range-address="Hoja1.A2:Hoja1.B5" chart:data-source-has-labels="column" svg:x="0.32cm" svg:y="0.18cm" svg:width="14.076cm" svg:height="8.64cm">
          <chartooo:coordinate-region svg:x="3.038cm" svg:y="0.181cm" svg:width="8.639cm" svg:height="8.639cm"/>
          <chart:axis chart:dimension="x" chart:name="primary-x" chart:style-name="ch4" chartooo:axis-type="auto">
            <chartooo:date-scale/>
            <chart:categories table:cell-range-address="Hoja1.A2:Hoja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w</text:p>
                <draw:g>
                  <svg:desc>Hoja1.A2:Hoja1.A5</svg:desc>
                </draw:g>
              </table:table-cell>
              <table:table-cell office:value-type="float" office:value="20">
                <text:p>20</text:p>
                <draw:g>
                  <svg:desc>Hoja1.B2:Hoja1.B5</svg:desc>
                </draw:g>
              </table:table-cell>
            </table:table-row>
            <table:table-row>
              <table:table-cell office:value-type="string">
                <text:p>fw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ef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f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none" chart:data-label-text="true" chart:data-label-symbol="false" chart:label-position="center"/>
      <style:graphic-properties draw:stroke="none" draw:fill-color="#004586" dr3d:edge-rounding="5%"/>
      <style:text-properties fo:color="#ffffff" fo:font-size="13pt" fo:font-weight="bold" style:font-size-asian="10pt" style:font-size-complex="10pt" style:font-relief="engraved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  <style:text-properties fo:font-size="12pt"/>
    </style:style>
    <style:style style:name="ch9" style:family="chart">
      <style:chart-properties chart:solid-type="cuboid"/>
      <style:graphic-properties draw:fill-color="#ffd320"/>
      <style:text-properties fo:font-size="12pt"/>
    </style:style>
    <style:style style:name="ch10" style:family="chart">
      <style:chart-properties chart:solid-type="cuboid"/>
      <style:graphic-properties draw:fill-color="#579d1c"/>
      <style:text-properties fo:font-size="11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plot-area chart:style-name="ch2" table:cell-range-address="Hoja1.K3:Hoja1.L6" chart:data-source-has-labels="column" svg:x="4.237cm" svg:y="0.473cm" svg:width="8.139cm" svg:height="8.14cm">
          <chartooo:coordinate-region svg:x="4.237cm" svg:y="0.474cm" svg:width="8.14cm" svg:height="8.14cm"/>
          <chart:axis chart:dimension="x" chart:name="primary-x" chart:style-name="ch3" chartooo:axis-type="auto">
            <chartooo:date-scale/>
            <chart:categories table:cell-range-address="Hoja1.K3:Hoja1.K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L3:Hoja1.L6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Python </text:p>
                <draw:g>
                  <svg:desc>Hoja1.K3:Hoja1.K6</svg:desc>
                </draw:g>
              </table:table-cell>
              <table:table-cell office:value-type="float" office:value="10">
                <text:p>10</text:p>
                <draw:g>
                  <svg:desc>Hoja1.L3:Hoja1.L6</svg:desc>
                </draw:g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Javascript 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TML&amp;CSS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